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Util.copyFaul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FaultToFaul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rmalizedMessageImpl.setProperty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In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move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Fault( Fault fault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Out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( NormalizedMessage sourceMsg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alizedMessageImpl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Out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SecuritySubject( Subject s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Out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Attachmen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InToIn( MessageExchange source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Out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copy( NormalizedMessag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rmalizedMessageImpl.getAttachmen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( NormalizedMessage source , NormalizedMessage d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rmalizedMessageImpl.NormalizedMessageImpl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ssageUtil.Messag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Util.transferTo( MessageExchange source , MessageExchange des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Normalized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rmalizedMessageImpl.addAttachment( String id , DataHandler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Impl.FaultImpl(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transferToIn( NormalizedMessage sourceMsg , MessageExchang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Util.enableContentRereadability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ultImpl.Faul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